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4pt" fo:font-style="italic" style:text-underline-style="none" style:font-size-asian="14pt" style:font-style-asian="italic" style:font-size-complex="14pt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Dutch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H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ut 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ct 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s Search Help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og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4T12:31:31.332281357</meta:creation-date>
    <dc:date>2022-07-04T12:37:20.081460847</dc:date>
    <meta:editing-duration>PT5M49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